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style:line-height-at-least="0.582cm" fo:widows="1" fo:text-indent="0cm" style:auto-text-indent="false"/>
      <style:text-properties fo:font-variant="normal" fo:text-transform="none" fo:color="#333333" style:font-name="Open Sa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st profile pages are divided up into sections: your interests, favorite quotes, where you work, where you went to school, where you live, and so on. We can do this with an unordered list!</text:p>
      <text:p text:style-name="P1"/>
      <text:p text:style-name="P1">You can do this by creating additional lists within your unordered list's <text:span text:style-name="Source_20_Text">&lt;li&gt;</text:span>tags, like this:</text:p>
      <text:p text:style-name="P1"/>
      <text:p text:style-name="P1">Within the <text:span text:style-name="Source_20_Text">&lt;li&gt;</text:span> tag for Interests, we created an ordered list (<text:span text:style-name="Source_20_Text">&lt;ol&gt;</text:span>) with three intere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8:25:02.781089510</dc:date>
    <meta:document-statistic meta:table-count="0" meta:image-count="0" meta:object-count="0" meta:page-count="1" meta:paragraph-count="3" meta:word-count="64" meta:character-count="373" meta:non-whitespace-character-count="312"/>
    <meta:generator>LibreOffice/4.2.8.2$Linux_x86 LibreOffice_project/420m0$Build-2</meta:generator>
  </office:meta>
</office:document-meta>
</file>